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1569in" fo:margin-left="-0.0785in" table:align="left" style:writing-mode="lr-tb"/>
    </style:style>
    <style:style style:name="Table1.A" style:family="table-column">
      <style:table-column-properties style:column-width="2.0125in"/>
    </style:style>
    <style:style style:name="Table1.B" style:family="table-column">
      <style:table-column-properties style:column-width="4.1444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 style:family="table-cell">
      <style:table-cell-properties style:vertical-align="top" fo:padding-left="0.075in" fo:padding-right="0.075in" fo:padding-top="0in" fo:padding-bottom="0in" fo:border="0.5pt solid #000000" style:writing-mode="lr-tb"/>
    </style:style>
    <style:style style:name="Table1.B3" style:family="table-cell">
      <style:table-cell-properties style:vertical-align="middle" fo:padding-left="0.075in" fo:padding-right="0.075in" fo:padding-top="0in" fo:padding-bottom="0in" fo:border="0.5pt solid #000000" style:writing-mode="lr-tb"/>
    </style:style>
    <style:style style:name="Table1.A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 style:family="table">
      <style:table-properties style:width="7.0181in" table:align="margins"/>
    </style:style>
    <style:style style:name="Table2.A" style:family="table-column">
      <style:table-column-properties style:column-width="2.3396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UC3Table" style:family="table">
      <style:table-properties style:width="6.7535in" table:align="left"/>
    </style:style>
    <style:style style:name="UC3Table.A" style:family="table-column">
      <style:table-column-properties style:column-width="2.625in"/>
    </style:style>
    <style:style style:name="UC3Table.B" style:family="table-column">
      <style:table-column-properties style:column-width="4.1285in"/>
    </style:style>
    <style:style style:name="UC3Table.A1" style:family="table-cell">
      <style:table-cell-properties fo:padding="0.0382in" fo:border-left="0.05pt solid #000000" fo:border-right="none" fo:border-top="0.05pt solid #000000" fo:border-bottom="0.05pt solid #000000"/>
    </style:style>
    <style:style style:name="UC3Table.B1" style:family="table-cell">
      <style:table-cell-properties fo:padding="0.0382in" fo:border="0.05pt solid #000000"/>
    </style:style>
    <style:style style:name="UC3Table.A2" style:family="table-cell">
      <style:table-cell-properties fo:padding="0.0382in" fo:border-left="0.05pt solid #000000" fo:border-right="none" fo:border-top="none" fo:border-bottom="0.05pt solid #000000"/>
    </style:style>
    <style:style style:name="UC3Table.B2" style:family="table-cell">
      <style:table-cell-properties fo:padding="0.0382in" fo:border-left="0.05pt solid #000000" fo:border-right="0.05pt solid #000000" fo:border-top="none" fo:border-bottom="0.05pt solid #000000"/>
    </style:style>
    <style:style style:name="UC3Table.17" style:family="table-row">
      <style:table-row-properties style:min-row-height="0.3514in"/>
    </style:style>
    <style:style style:name="Table3" style:family="table">
      <style:table-properties style:width="7.0181in" table:align="margins"/>
    </style:style>
    <style:style style:name="Table3.A" style:family="table-column">
      <style:table-column-properties style:column-width="3.509in" style:rel-column-width="32767*"/>
    </style:style>
    <style:style style:name="Table3.B" style:family="table-column">
      <style:table-column-properties style:column-width="3.509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style:font-name="Times New Roman" fo:font-size="12pt" officeooo:rsid="0082294f" officeooo:paragraph-rsid="001a3a39" style:font-size-asian="12pt" style:font-name-complex="Times New Roman"/>
    </style:style>
    <style:style style:name="P2" style:family="paragraph" style:parent-style-name="Table_20_Contents">
      <style:text-properties style:font-name="Times New Roman" fo:font-size="12pt" officeooo:rsid="00b11ed1" officeooo:paragraph-rsid="001a3a39" style:font-size-asian="12pt" style:font-name-complex="Times New Roman"/>
    </style:style>
    <style:style style:name="P3" style:family="paragraph" style:parent-style-name="Table_20_Contents">
      <style:text-properties style:font-name="Times New Roman" fo:font-size="12pt" officeooo:rsid="00b76348" officeooo:paragraph-rsid="001a3a39" style:font-size-asian="12pt" style:font-name-complex="Times New Roman"/>
    </style:style>
    <style:style style:name="P4" style:family="paragraph" style:parent-style-name="Table_20_Contents">
      <style:text-properties style:font-name="Times New Roman" fo:font-size="12pt" officeooo:rsid="00b839d3" officeooo:paragraph-rsid="001a3a39" style:font-size-asian="12pt" style:font-name-complex="Times New Roman"/>
    </style:style>
    <style:style style:name="P5" style:family="paragraph" style:parent-style-name="Table_20_Contents">
      <style:text-properties style:font-name="Times New Roman" fo:font-size="12pt" officeooo:paragraph-rsid="001a3a39" style:font-size-asian="12pt" style:font-name-complex="Times New Roman"/>
    </style:style>
    <style:style style:name="P6" style:family="paragraph" style:parent-style-name="Table_20_Contents">
      <style:text-properties style:font-name="Times New Roman" fo:font-size="12pt" fo:font-weight="bold" officeooo:rsid="00b76348" officeooo:paragraph-rsid="001a3a39" style:font-size-asian="12pt" style:font-weight-asian="bold" style:font-name-complex="Times New Roman" style:font-weight-complex="bold"/>
    </style:style>
    <style:style style:name="P7" style:family="paragraph" style:parent-style-name="Table_20_Contents">
      <style:text-properties style:font-name="Times New Roman" fo:font-size="12pt" fo:font-weight="normal" officeooo:rsid="00b76348" officeooo:paragraph-rsid="001a3a39" style:font-size-asian="12pt" style:font-weight-asian="normal" style:font-name-complex="Times New Roman" style:font-weight-complex="normal"/>
    </style:style>
    <style:style style:name="P8" style:family="paragraph" style:parent-style-name="Table_20_Contents">
      <style:text-properties style:font-name="Times New Roman" fo:font-size="14pt" fo:font-weight="bold" officeooo:rsid="0016adbb" officeooo:paragraph-rsid="001a3a39" style:font-size-asian="14pt" style:font-weight-asian="bold" style:font-name-complex="Times New Roman" style:font-size-complex="14pt" style:font-weight-complex="bold"/>
    </style:style>
    <style:style style:name="P9" style:family="paragraph" style:parent-style-name="Table_20_Contents">
      <style:text-properties fo:font-size="14pt" fo:font-weight="bold" officeooo:rsid="00140d43" officeooo:paragraph-rsid="001a3a39" style:font-size-asian="14pt" style:font-weight-asian="bold" style:font-size-complex="14pt" style:font-weight-complex="bold"/>
    </style:style>
    <style:style style:name="P10" style:family="paragraph" style:parent-style-name="Table_20_Contents">
      <style:text-properties fo:font-size="14pt" fo:font-weight="bold" officeooo:rsid="0015154f" officeooo:paragraph-rsid="001a3a39" style:font-size-asian="14pt" style:font-weight-asian="bold" style:font-size-complex="14pt" style:font-weight-complex="bold"/>
    </style:style>
    <style:style style:name="P11" style:family="paragraph" style:parent-style-name="Table_20_Contents">
      <style:text-properties fo:font-size="14pt" fo:font-weight="bold" officeooo:rsid="0016adbb" officeooo:paragraph-rsid="001a3a39" style:font-size-asian="14pt" style:font-weight-asian="bold" style:font-size-complex="14pt" style:font-weight-complex="bold"/>
    </style:style>
    <style:style style:name="P12" style:family="paragraph" style:parent-style-name="Table_20_Contents">
      <style:text-properties fo:font-size="14pt" fo:font-weight="bold" officeooo:rsid="00b3888e" officeooo:paragraph-rsid="001a3a39" style:font-size-asian="14pt" style:font-weight-asian="bold" style:font-size-complex="14pt" style:font-weight-complex="bold"/>
    </style:style>
    <style:style style:name="P13" style:family="paragraph" style:parent-style-name="Table_20_Contents">
      <style:text-properties fo:font-size="14pt" fo:font-weight="bold" officeooo:rsid="00870d99" officeooo:paragraph-rsid="001a3a39" style:font-size-asian="14pt" style:font-weight-asian="bold" style:font-size-complex="14pt" style:font-weight-complex="bold"/>
    </style:style>
    <style:style style:name="P14" style:family="paragraph" style:parent-style-name="Table_20_Contents">
      <style:text-properties fo:font-size="14pt" fo:font-weight="bold" officeooo:rsid="008886ec" officeooo:paragraph-rsid="001a3a39" style:font-size-asian="14pt" style:font-weight-asian="bold" style:font-size-complex="14pt" style:font-weight-complex="bold"/>
    </style:style>
    <style:style style:name="P15" style:family="paragraph" style:parent-style-name="Table_20_Contents">
      <style:text-properties fo:font-size="12pt" officeooo:rsid="00a5e256" officeooo:paragraph-rsid="001a3a39" style:font-size-asian="12pt" style:font-size-complex="12pt"/>
    </style:style>
    <style:style style:name="P16" style:family="paragraph" style:parent-style-name="Table_20_Contents">
      <style:text-properties fo:font-size="12pt" officeooo:rsid="0015154f" officeooo:paragraph-rsid="001a3a39" style:font-size-asian="12pt" style:font-size-complex="12pt"/>
    </style:style>
    <style:style style:name="P17" style:family="paragraph" style:parent-style-name="Table_20_Contents">
      <style:text-properties fo:font-size="12pt" officeooo:rsid="0082294f" officeooo:paragraph-rsid="001a3a39" style:font-size-asian="12pt" style:font-size-complex="12pt"/>
    </style:style>
    <style:style style:name="P18" style:family="paragraph" style:parent-style-name="Table_20_Contents">
      <style:text-properties fo:font-size="12pt" officeooo:rsid="00a27ae7" officeooo:paragraph-rsid="001a3a39" style:font-size-asian="12pt" style:font-size-complex="12pt"/>
    </style:style>
    <style:style style:name="P19" style:family="paragraph" style:parent-style-name="Table_20_Contents">
      <style:text-properties fo:font-size="12pt" officeooo:rsid="00bad4d5" officeooo:paragraph-rsid="001a3a39" style:font-size-asian="12pt" style:font-size-complex="12pt"/>
    </style:style>
    <style:style style:name="P20" style:family="paragraph" style:parent-style-name="Table_20_Contents">
      <style:text-properties fo:font-size="12pt" officeooo:rsid="00b11ed1" officeooo:paragraph-rsid="001a3a39" style:font-size-asian="12pt" style:font-size-complex="12pt"/>
    </style:style>
    <style:style style:name="P21" style:family="paragraph" style:parent-style-name="Table_20_Contents">
      <style:text-properties fo:font-size="12pt" officeooo:rsid="0016adbb" officeooo:paragraph-rsid="001a3a39" style:font-size-asian="12pt" style:font-size-complex="12pt"/>
    </style:style>
    <style:style style:name="P22" style:family="paragraph" style:parent-style-name="Table_20_Contents">
      <style:text-properties fo:font-size="12pt" officeooo:rsid="001786a9" officeooo:paragraph-rsid="001a3a39" style:font-size-asian="12pt" style:font-size-complex="12pt"/>
    </style:style>
    <style:style style:name="P23" style:family="paragraph" style:parent-style-name="Table_20_Contents">
      <style:text-properties fo:font-size="12pt" officeooo:rsid="00b3888e" officeooo:paragraph-rsid="001a3a39" style:font-size-asian="12pt" style:font-size-complex="12pt"/>
    </style:style>
    <style:style style:name="P24" style:family="paragraph" style:parent-style-name="Table_20_Contents">
      <style:text-properties fo:font-size="12pt" officeooo:rsid="00a34a7b" officeooo:paragraph-rsid="001a3a39" style:font-size-asian="12pt" style:font-size-complex="12pt"/>
    </style:style>
    <style:style style:name="P25" style:family="paragraph" style:parent-style-name="Table_20_Contents">
      <style:text-properties fo:font-size="12pt" officeooo:rsid="00870d99" officeooo:paragraph-rsid="001a3a39" style:font-size-asian="12pt" style:font-size-complex="12pt"/>
    </style:style>
    <style:style style:name="P26" style:family="paragraph" style:parent-style-name="Table_20_Contents">
      <style:text-properties fo:font-size="12pt" officeooo:rsid="0019cb3f" officeooo:paragraph-rsid="001a3a39" style:font-size-asian="12pt" style:font-size-complex="12pt"/>
    </style:style>
    <style:style style:name="P27" style:family="paragraph" style:parent-style-name="Table_20_Contents">
      <style:text-properties fo:font-size="12pt" officeooo:rsid="008886ec" officeooo:paragraph-rsid="001a3a39" style:font-size-asian="12pt" style:font-size-complex="12pt"/>
    </style:style>
    <style:style style:name="P28" style:family="paragraph" style:parent-style-name="Table_20_Contents">
      <style:text-properties fo:font-size="12pt" officeooo:rsid="00b624ac" officeooo:paragraph-rsid="001a3a39" style:font-size-asian="12pt" style:font-size-complex="12pt"/>
    </style:style>
    <style:style style:name="P29" style:family="paragraph" style:parent-style-name="Table_20_Contents">
      <style:text-properties fo:font-size="12pt" officeooo:rsid="00a5c1a4" officeooo:paragraph-rsid="001a3a39" style:font-size-asian="12pt" style:font-size-complex="12pt"/>
    </style:style>
    <style:style style:name="P30" style:family="paragraph" style:parent-style-name="Table_20_Contents">
      <style:text-properties fo:font-size="12pt" fo:font-weight="normal" officeooo:rsid="0082294f" officeooo:paragraph-rsid="001a3a39" style:font-size-asian="12pt" style:font-weight-asian="normal" style:font-size-complex="12pt" style:font-weight-complex="normal"/>
    </style:style>
    <style:style style:name="P31" style:family="paragraph" style:parent-style-name="Text_20_body">
      <style:paragraph-properties fo:text-align="center" style:justify-single-word="false"/>
      <style:text-properties fo:font-size="24pt" officeooo:paragraph-rsid="001a3a39" style:font-size-asian="24pt"/>
    </style:style>
    <style:style style:name="P32" style:family="paragraph" style:parent-style-name="Text_20_body">
      <style:paragraph-properties fo:text-align="center" style:justify-single-word="false"/>
      <style:text-properties fo:font-size="24pt" officeooo:rsid="0081398f" officeooo:paragraph-rsid="001a3a39" style:font-size-asian="24pt"/>
    </style:style>
    <style:style style:name="P33" style:family="paragraph" style:parent-style-name="Text_20_body">
      <style:paragraph-properties fo:text-align="center" style:justify-single-word="false"/>
      <style:text-properties fo:font-size="24pt" officeooo:rsid="001a3a39" officeooo:paragraph-rsid="001a3a39" style:font-size-asian="24pt"/>
    </style:style>
    <style:style style:name="P34" style:family="paragraph" style:parent-style-name="Text_20_body">
      <style:text-properties officeooo:rsid="009242bc" officeooo:paragraph-rsid="001a3a39"/>
    </style:style>
    <style:style style:name="P35" style:family="paragraph" style:parent-style-name="Text_20_body">
      <style:text-properties officeooo:rsid="00431d11" officeooo:paragraph-rsid="001a3a39"/>
    </style:style>
    <style:style style:name="P36" style:family="paragraph" style:parent-style-name="Text_20_body">
      <style:text-properties officeooo:paragraph-rsid="001a3a39"/>
    </style:style>
    <style:style style:name="P37" style:family="paragraph" style:parent-style-name="Text_20_body">
      <style:text-properties officeooo:rsid="001a3a39" officeooo:paragraph-rsid="001a3a39"/>
    </style:style>
    <style:style style:name="P38" style:family="paragraph" style:parent-style-name="Text_20_body" style:master-page-name="Standard">
      <style:paragraph-properties fo:text-align="center" style:justify-single-word="false" style:page-number="auto"/>
      <style:text-properties fo:font-size="24pt" officeooo:paragraph-rsid="001a3a39" style:font-size-asian="24pt"/>
    </style:style>
    <style:style style:name="P39" style:family="paragraph" style:parent-style-name="Standard">
      <style:paragraph-properties fo:line-height="200%"/>
      <style:text-properties style:font-name="Times New Roman" fo:font-size="12pt" fo:font-weight="normal" officeooo:rsid="000f98a8" officeooo:paragraph-rsid="001a3a39" style:font-size-asian="12pt" style:font-weight-asian="normal" style:font-name-complex="Times New Roman" style:font-weight-complex="normal"/>
    </style:style>
    <style:style style:name="P40" style:family="paragraph" style:parent-style-name="Standard">
      <style:paragraph-properties fo:line-height="200%"/>
      <style:text-properties style:font-name="Times New Roman" fo:font-size="12pt" fo:font-weight="normal" officeooo:rsid="0053bc10" officeooo:paragraph-rsid="001a3a39" style:font-size-asian="12pt" style:font-weight-asian="normal" style:font-name-complex="Times New Roman" style:font-weight-complex="normal"/>
    </style:style>
    <style:style style:name="P41" style:family="paragraph" style:parent-style-name="Standard">
      <style:paragraph-properties fo:line-height="200%"/>
      <style:text-properties style:font-name="Times New Roman" fo:font-size="12pt" officeooo:rsid="0010a628" officeooo:paragraph-rsid="001a3a39" style:font-size-asian="12pt" style:font-name-complex="Times New Roman"/>
    </style:style>
    <style:style style:name="P42" style:family="paragraph" style:parent-style-name="Standard">
      <style:paragraph-properties fo:line-height="200%"/>
      <style:text-properties style:font-name="Times New Roman" fo:font-size="12pt" officeooo:rsid="00982719" officeooo:paragraph-rsid="001a3a39" style:font-size-asian="12pt" style:font-name-complex="Times New Roman"/>
    </style:style>
    <style:style style:name="P43" style:family="paragraph" style:parent-style-name="Standard">
      <style:paragraph-properties fo:line-height="200%"/>
      <style:text-properties style:font-name="Times New Roman" fo:font-size="12pt" officeooo:rsid="00870d99" officeooo:paragraph-rsid="001a3a39" style:font-size-asian="12pt" style:font-name-complex="Times New Roman"/>
    </style:style>
    <style:style style:name="P44" style:family="paragraph" style:parent-style-name="Standard">
      <style:paragraph-properties fo:line-height="200%"/>
      <style:text-properties style:font-name="Times New Roman" fo:font-size="12pt" officeooo:rsid="00ad6031" officeooo:paragraph-rsid="001a3a39" style:font-size-asian="12pt" style:font-name-complex="Times New Roman"/>
    </style:style>
    <style:style style:name="P45" style:family="paragraph" style:parent-style-name="Standard">
      <style:paragraph-properties fo:line-height="200%"/>
      <style:text-properties style:font-name="Times New Roman" fo:font-size="12pt" officeooo:rsid="00aeb273" officeooo:paragraph-rsid="001a3a39" style:font-size-asian="12pt" style:font-name-complex="Times New Roman"/>
    </style:style>
    <style:style style:name="P46" style:family="paragraph" style:parent-style-name="Standard">
      <style:paragraph-properties fo:line-height="200%"/>
      <style:text-properties style:font-name="Times New Roman" fo:font-size="12pt" officeooo:rsid="009eb636" officeooo:paragraph-rsid="001a3a39" style:font-size-asian="12pt" style:font-name-complex="Times New Roman"/>
    </style:style>
    <style:style style:name="P47" style:family="paragraph" style:parent-style-name="Standard">
      <style:paragraph-properties fo:line-height="200%"/>
      <style:text-properties style:font-name="Times New Roman" fo:font-size="12pt" officeooo:rsid="000f98a8" officeooo:paragraph-rsid="001a3a39" style:font-size-asian="12pt" style:font-name-complex="Times New Roman"/>
    </style:style>
    <style:style style:name="P48" style:family="paragraph" style:parent-style-name="Standard">
      <style:paragraph-properties fo:line-height="200%"/>
      <style:text-properties style:font-name="Times New Roman" fo:font-size="12pt" officeooo:rsid="00aa1c4e" officeooo:paragraph-rsid="001a3a39" fo:background-color="#ffff00" style:font-size-asian="12pt" style:font-name-complex="Times New Roman"/>
    </style:style>
    <style:style style:name="P49" style:family="paragraph" style:parent-style-name="Standard">
      <style:paragraph-properties fo:line-height="200%"/>
      <style:text-properties fo:font-size="12pt" fo:font-style="normal" officeooo:rsid="0008deb1" officeooo:paragraph-rsid="001a3a39" style:font-size-asian="12pt" style:font-style-asian="normal" style:font-style-complex="normal"/>
    </style:style>
    <style:style style:name="P50" style:family="paragraph" style:parent-style-name="Standard">
      <style:paragraph-properties fo:text-align="center" style:justify-single-word="false"/>
      <style:text-properties fo:font-size="12pt" fo:font-weight="bold" officeooo:paragraph-rsid="001a3a39" style:font-size-asian="12pt" style:font-weight-asian="bold" style:font-weight-complex="bold"/>
    </style:style>
    <style:style style:name="P51" style:family="paragraph" style:parent-style-name="Standard">
      <style:paragraph-properties fo:line-height="200%"/>
      <style:text-properties officeooo:paragraph-rsid="001a3a39"/>
    </style:style>
    <style:style style:name="P52" style:family="paragraph" style:parent-style-name="Standard">
      <style:paragraph-properties fo:line-height="200%"/>
      <style:text-properties officeooo:rsid="009ff92f" officeooo:paragraph-rsid="001a3a39"/>
    </style:style>
    <style:style style:name="P53" style:family="paragraph" style:parent-style-name="Standard">
      <style:text-properties fo:color="#ff3333" fo:font-size="14pt" officeooo:rsid="00140d43" officeooo:paragraph-rsid="001a3a39" style:font-size-asian="14pt" style:font-size-complex="14pt"/>
    </style:style>
    <style:style style:name="P54" style:family="paragraph" style:parent-style-name="Standard">
      <style:paragraph-properties fo:margin-left="0in" fo:margin-right="0in" fo:line-height="200%" fo:text-indent="0.5in" style:auto-text-indent="false">
        <style:tab-stops>
          <style:tab-stop style:position="5.5992in"/>
        </style:tab-stops>
      </style:paragraph-properties>
      <style:text-properties fo:font-size="12pt" fo:font-style="normal" officeooo:rsid="004252e8" officeooo:paragraph-rsid="001a3a39" style:font-size-asian="12pt" style:font-style-asian="normal" style:font-style-complex="normal"/>
    </style:style>
    <style:style style:name="P55" style:family="paragraph" style:parent-style-name="Standard">
      <style:paragraph-properties fo:margin-left="0in" fo:margin-right="0in" fo:line-height="200%" fo:text-indent="0.5in" style:auto-text-indent="false"/>
      <style:text-properties fo:font-size="12pt" fo:font-style="normal" fo:font-weight="normal" officeooo:rsid="004252e8" officeooo:paragraph-rsid="001a3a39" style:font-size-asian="12pt" style:font-style-asian="normal" style:font-weight-asian="normal" style:font-style-complex="normal" style:font-weight-complex="normal"/>
    </style:style>
    <style:style style:name="P56" style:family="paragraph" style:parent-style-name="Standard">
      <style:paragraph-properties fo:margin-left="0in" fo:margin-right="0in" fo:line-height="200%" fo:text-indent="0.5in" style:auto-text-indent="false"/>
      <style:text-properties fo:font-size="12pt" fo:font-style="normal" fo:font-weight="normal" officeooo:rsid="00870d99" officeooo:paragraph-rsid="001a3a39" style:font-size-asian="12pt" style:font-style-asian="normal" style:font-weight-asian="normal" style:font-style-complex="normal" style:font-weight-complex="normal"/>
    </style:style>
    <style:style style:name="P57" style:family="paragraph" style:parent-style-name="Standard">
      <style:paragraph-properties fo:margin-left="0.5in" fo:margin-right="0in" fo:line-height="200%" fo:text-indent="-0.5in" style:auto-text-indent="false"/>
      <style:text-properties officeooo:paragraph-rsid="001a3a39"/>
    </style:style>
    <style:style style:name="P58" style:family="paragraph" style:parent-style-name="Heading_20_2">
      <style:paragraph-properties fo:line-height="200%"/>
      <style:text-properties style:font-name="Times New Roman" officeooo:paragraph-rsid="001a3a39" style:font-name-complex="Times New Roman"/>
    </style:style>
    <style:style style:name="P59" style:family="paragraph" style:parent-style-name="Heading_20_2">
      <style:paragraph-properties fo:line-height="200%"/>
      <style:text-properties style:font-name="Times New Roman" officeooo:rsid="000f98a8" officeooo:paragraph-rsid="001a3a39" style:font-name-complex="Times New Roman"/>
    </style:style>
    <style:style style:name="P60" style:family="paragraph" style:parent-style-name="Heading_20_2">
      <style:paragraph-properties fo:line-height="200%"/>
      <style:text-properties style:font-name="Times New Roman" fo:font-size="12pt" officeooo:rsid="000f98a8" officeooo:paragraph-rsid="001a3a39" style:font-size-asian="12pt" style:font-name-complex="Times New Roman"/>
    </style:style>
    <style:style style:name="P61" style:family="paragraph" style:parent-style-name="Heading_20_2">
      <style:paragraph-properties fo:line-height="200%"/>
      <style:text-properties officeooo:paragraph-rsid="001a3a39"/>
    </style:style>
    <style:style style:name="P62" style:family="paragraph" style:parent-style-name="Heading_20_2">
      <style:paragraph-properties fo:line-height="200%" fo:break-before="page"/>
      <style:text-properties style:font-name="Times New Roman" fo:font-size="12pt" fo:font-weight="normal" officeooo:rsid="000f98a8" officeooo:paragraph-rsid="001a3a39" style:font-size-asian="12pt" style:font-weight-asian="normal" style:font-name-complex="Times New Roman" style:font-weight-complex="normal"/>
    </style:style>
    <style:style style:name="P63" style:family="paragraph" style:parent-style-name="Heading_20_1">
      <style:paragraph-properties fo:line-height="200%"/>
      <style:text-properties officeooo:paragraph-rsid="001a3a39"/>
    </style:style>
    <style:style style:name="P64" style:family="paragraph" style:parent-style-name="Heading_20_1">
      <style:paragraph-properties fo:line-height="200%"/>
      <style:text-properties style:font-name="Times New Roman" fo:font-size="12pt" officeooo:rsid="000f98a8" officeooo:paragraph-rsid="001a3a39" style:font-size-asian="12pt" style:font-name-complex="Times New Roman"/>
    </style:style>
    <style:style style:name="P65" style:family="paragraph" style:parent-style-name="Heading_20_1" style:master-page-name="Convert_20_2">
      <style:paragraph-properties style:page-number="1"/>
      <style:text-properties officeooo:paragraph-rsid="001a3a39"/>
    </style:style>
    <style:style style:name="P66"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P6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782e2d"/>
    </style:style>
    <style:style style:name="T2" style:family="text">
      <style:text-properties officeooo:rsid="00a693cd"/>
    </style:style>
    <style:style style:name="T3" style:family="text">
      <style:text-properties fo:font-size="14pt" style:font-size-asian="14pt"/>
    </style:style>
    <style:style style:name="T4" style:family="text">
      <style:text-properties fo:font-size="14pt" officeooo:rsid="000ef488" style:font-size-asian="14pt"/>
    </style:style>
    <style:style style:name="T5" style:family="text">
      <style:text-properties fo:font-size="14pt" officeooo:rsid="0008deb1" style:font-size-asian="14pt"/>
    </style:style>
    <style:style style:name="T6" style:family="text">
      <style:text-properties fo:font-size="14pt" officeooo:rsid="00219fb7" style:font-size-asian="14pt"/>
    </style:style>
    <style:style style:name="T7" style:family="text">
      <style:text-properties fo:font-size="14pt" officeooo:rsid="002c896f" style:font-size-asian="14pt"/>
    </style:style>
    <style:style style:name="T8" style:family="text">
      <style:text-properties fo:font-size="14pt" officeooo:rsid="0022a806" style:font-size-asian="14pt"/>
    </style:style>
    <style:style style:name="T9" style:family="text">
      <style:text-properties officeooo:rsid="000ef488"/>
    </style:style>
    <style:style style:name="T10" style:family="text">
      <style:text-properties officeooo:rsid="000c8a4a"/>
    </style:style>
    <style:style style:name="T11" style:family="text">
      <style:text-properties officeooo:rsid="008dd540"/>
    </style:style>
    <style:style style:name="T12" style:family="text">
      <style:text-properties officeooo:rsid="00906b85"/>
    </style:style>
    <style:style style:name="T13" style:family="text">
      <style:text-properties officeooo:rsid="009242bc"/>
    </style:style>
    <style:style style:name="T14" style:family="text">
      <style:text-properties officeooo:rsid="0093351a"/>
    </style:style>
    <style:style style:name="T15" style:family="text">
      <style:text-properties fo:font-weight="normal" officeooo:rsid="0040c982" style:font-weight-asian="normal" style:font-weight-complex="normal"/>
    </style:style>
    <style:style style:name="T16" style:family="text">
      <style:text-properties fo:font-weight="normal" officeooo:rsid="0093351a" style:font-weight-asian="normal" style:font-weight-complex="normal"/>
    </style:style>
    <style:style style:name="T17" style:family="text">
      <style:text-properties officeooo:rsid="008e22b4"/>
    </style:style>
    <style:style style:name="T18" style:family="text">
      <style:text-properties officeooo:rsid="009452ae"/>
    </style:style>
    <style:style style:name="T19" style:family="text">
      <style:text-properties officeooo:rsid="00967717"/>
    </style:style>
    <style:style style:name="T20" style:family="text">
      <style:text-properties officeooo:rsid="00a7ddba"/>
    </style:style>
    <style:style style:name="T21" style:family="text">
      <style:text-properties officeooo:rsid="009e58bc"/>
    </style:style>
    <style:style style:name="T22" style:family="text">
      <style:text-properties officeooo:rsid="009ccdd5"/>
    </style:style>
    <style:style style:name="T23" style:family="text">
      <style:text-properties officeooo:rsid="000e5072"/>
    </style:style>
    <style:style style:name="T24" style:family="text">
      <style:text-properties fo:color="#000000" fo:font-style="normal" style:text-underline-style="none" style:font-style-asian="normal" style:font-style-complex="normal"/>
    </style:style>
    <style:style style:name="T25" style:family="text">
      <style:text-properties officeooo:rsid="000f0e15"/>
    </style:style>
    <style:style style:name="T26" style:family="text">
      <style:text-properties fo:font-size="12pt" style:font-size-asian="12pt"/>
    </style:style>
    <style:style style:name="T27" style:family="text">
      <style:text-properties fo:font-size="12pt" officeooo:rsid="00a34a7b" style:font-size-asian="12pt" style:font-size-complex="12pt"/>
    </style:style>
    <style:style style:name="T28" style:family="text">
      <style:text-properties fo:font-size="12pt" fo:font-style="italic" style:font-size-asian="12pt" style:font-style-asian="italic" style:font-style-complex="italic"/>
    </style:style>
    <style:style style:name="T29" style:family="text">
      <style:text-properties style:font-name="Times New Roman" officeooo:rsid="000e632d" style:font-name-complex="Times New Roman"/>
    </style:style>
    <style:style style:name="T30" style:family="text">
      <style:text-properties style:font-name="Times New Roman" officeooo:rsid="000ef488" style:font-name-complex="Times New Roman"/>
    </style:style>
    <style:style style:name="T31" style:family="text">
      <style:text-properties style:font-name="Times New Roman" officeooo:rsid="00431d11" style:font-name-complex="Times New Roman"/>
    </style:style>
    <style:style style:name="T32" style:family="text">
      <style:text-properties style:font-name="Times New Roman" fo:font-size="14pt" officeooo:rsid="000ef488" style:font-size-asian="14pt" style:font-name-complex="Times New Roman"/>
    </style:style>
    <style:style style:name="T33" style:family="text">
      <style:text-properties style:font-name="Times New Roman" fo:font-size="12pt" style:font-size-asian="12pt" style:font-name-complex="Times New Roman"/>
    </style:style>
    <style:style style:name="T34" style:family="text">
      <style:text-properties style:font-name="Times New Roman" fo:font-size="12pt" officeooo:rsid="000f98a8" style:font-size-asian="12pt" style:font-name-complex="Times New Roman"/>
    </style:style>
    <style:style style:name="T35" style:family="text">
      <style:text-properties style:font-name="Times New Roman" fo:font-size="12pt" officeooo:rsid="001ff118" style:font-size-asian="12pt" style:font-name-complex="Times New Roman"/>
    </style:style>
    <style:style style:name="T36" style:family="text">
      <style:text-properties style:font-name="Times New Roman" fo:font-size="12pt" officeooo:rsid="00219fb7" style:font-size-asian="12pt" style:font-name-complex="Times New Roman"/>
    </style:style>
    <style:style style:name="T37" style:family="text">
      <style:text-properties officeooo:rsid="00431d11"/>
    </style:style>
    <style:style style:name="T38" style:family="text">
      <style:text-properties officeooo:rsid="00982719"/>
    </style:style>
    <style:style style:name="T39" style:family="text">
      <style:text-properties officeooo:rsid="0015157d"/>
    </style:style>
    <style:style style:name="T40" style:family="text">
      <style:text-properties officeooo:rsid="00aa6009"/>
    </style:style>
    <style:style style:name="T41" style:family="text">
      <style:text-properties officeooo:rsid="009a9caa"/>
    </style:style>
    <style:style style:name="T42" style:family="text">
      <style:text-properties officeooo:rsid="009ba8c0"/>
    </style:style>
    <style:style style:name="T43" style:family="text">
      <style:text-properties officeooo:rsid="00aa6009" fo:background-color="#ffffff" loext:char-shading-value="0"/>
    </style:style>
    <style:style style:name="T44" style:family="text">
      <style:text-properties officeooo:rsid="00b839d3" fo:background-color="#ffffff" loext:char-shading-value="0"/>
    </style:style>
    <style:style style:name="T45" style:family="text">
      <style:text-properties officeooo:rsid="00aeb273"/>
    </style:style>
    <style:style style:name="T46" style:family="text">
      <style:text-properties officeooo:rsid="00b32baf"/>
    </style:style>
    <style:style style:name="T47" style:family="text">
      <style:text-properties officeooo:rsid="00870d99"/>
    </style:style>
    <style:style style:name="T48" style:family="text">
      <style:text-properties officeooo:rsid="001a670f"/>
    </style:style>
    <style:style style:name="T49" style:family="text">
      <style:text-properties officeooo:rsid="009eb636"/>
    </style:style>
    <style:style style:name="T50" style:family="text">
      <style:text-properties officeooo:rsid="00b0fdcd"/>
    </style:style>
    <style:style style:name="T51" style:family="text">
      <style:text-properties officeooo:rsid="00247a52"/>
    </style:style>
    <style:style style:name="T52" style:family="text">
      <style:text-properties officeooo:rsid="00521b8d"/>
    </style:style>
    <style:style style:name="T53" style:family="text">
      <style:text-properties officeooo:rsid="00b11ed1"/>
    </style:style>
    <style:style style:name="T54" style:family="text">
      <style:text-properties officeooo:rsid="00a14018"/>
    </style:style>
    <style:style style:name="T55" style:family="text">
      <style:text-properties officeooo:rsid="00828f1f"/>
    </style:style>
    <style:style style:name="T56" style:family="text">
      <style:text-properties officeooo:rsid="001786a9"/>
    </style:style>
    <style:style style:name="T57" style:family="text">
      <style:text-properties officeooo:rsid="00842642"/>
    </style:style>
    <style:style style:name="T58" style:family="text">
      <style:text-properties officeooo:rsid="008886ec"/>
    </style:style>
    <style:style style:name="T59" style:family="text">
      <style:text-properties officeooo:rsid="00a34a7b"/>
    </style:style>
    <style:style style:name="T60" style:family="text">
      <style:text-properties officeooo:rsid="00bad4d5"/>
    </style:style>
    <style:style style:name="T61" style:family="text">
      <style:text-properties officeooo:rsid="00b3888e"/>
    </style:style>
    <style:style style:name="T62" style:family="text">
      <style:text-properties officeooo:rsid="00b624ac"/>
    </style:style>
    <style:style style:name="T63" style:family="text">
      <style:text-properties officeooo:rsid="00b839d3"/>
    </style:style>
    <style:style style:name="T64" style:family="text">
      <style:text-properties officeooo:rsid="001a3a39"/>
    </style:style>
    <style:style style:name="T65" style:family="text"/>
    <style:style style:name="T6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7" style:family="text">
      <style:text-properties fo:font-variant="normal" fo:text-transform="none" fo:color="#00000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text:span text:style-name="T1">S</text:span>oftware Requirements Specification</text:p>
      <text:p text:style-name="P31"/>
      <text:p text:style-name="P31">Version 1.0</text:p>
      <text:p text:style-name="P31"/>
      <text:p text:style-name="P32">N<text:span text:style-name="T2">L2SNL</text:span></text:p>
      <text:p text:style-name="P33">NLTK <text:s/></text:p>
      <text:p text:style-name="P31"/>
      <text:h text:style-name="P65" text:outline-level="1"><text:span text:style-name="T3">1.0. Introdu</text:span><text:span text:style-name="T4">ction</text:span><text:span text:style-name="T5"><office:annotation><dc:creator>Unknown Author</dc:creator><dc:date>2017-03-08T15:21:49</dc:date><text:p text:style-name="P66"><text:span text:style-name="T66">The introduction of the SRS should provide an overview of the entire SRS. It should contain the following subsection: 1) Purpose; 2) Scope; 3) Definitions, acronyms, and abbreviations; 4) References; 5) Overview.</text:span></text:p></office:annotation></text:span></text:h>
      <text:h text:style-name="P58" text:outline-level="2"><text:bookmark-start text:name="__RefHeading___Toc77487622"/>1.1. <text:span text:style-name="T9">Purpose</text:span><text:span text:style-name="T9"><office:annotation><dc:creator>Unknown Author</dc:creator><dc:date>2017-03-08T15:30:53</dc:date><text:p text:style-name="P66"><text:span text:style-name="T66">This subsection should (a) Delineate the purpose of the SRS. (b) Specify the intended audience for the SRS.</text:span></text:p></office:annotation></text:span><text:bookmark-end text:name="__RefHeading___Toc77487622"/></text:h>
      <text:p text:style-name="P49">Lo scopo di questo documento è quello di presentare una descrizione del sistema “<text:span text:style-name="T64">NL2SNL”, con particolare attenzione ed entrando nel dettaglio del progetto, a noi assegnatoci, “NLTK”. Il documento</text:span> <text:span text:style-name="T2">des</text:span>criverà lo scopo e le caratteristiche del sistema,le interfacce, cosa deve fare il sistema e i vincoli in cui deve operare e come il sistema reagirà agli stimoli esterni. I<text:span text:style-name="T2">l</text:span> documento è stato scritto sia per gli stakeholders che per gli sviluppatori.</text:p>
      <text:h text:style-name="P58" text:outline-level="2"><text:bookmark-start text:name="__RefHeading___Toc77487623"/>1.2. <text:span text:style-name="T10">Scope of the Project</text:span><office:annotation><dc:creator>Unknown Author</dc:creator><dc:date>2017-03-08T15:31:38</dc:date><text:p text:style-name="P66"><text:span text:style-name="T66">This subsection should (a) identify the software product(s) to be produced by name( e.g., Host DBMS, Report Generator, etc..): (b) Explain what the software product(s) will, and, if necessary, will not do; (c) Describe the application of the software being specified, including relevant benefits, objectives and goals; (d) Be consistent with similar statements in higher-levelspecifications (e.g. the system requirements specifications), if they exists</text:span></text:p></office:annotation><text:bookmark-end text:name="__RefHeading___Toc77487623"/></text:h>
      <text:p text:style-name="P54">Lo scopo del progetto è quello di creare un tool per i sistemi dell'a<text:span text:style-name="T11">mb</text:span>ito aerospaziale, <text:s/>che permetta agli “ingegneri della verifica” di tra<text:span text:style-name="T12">durre automaticamente un documento</text:span> <text:span text:style-name="T13">contenente </text:span>i requisiti <text:span text:style-name="T12">formalizzati secondo la normativa di DO-178B</text:span>, che sono dati dal cliente, <text:span text:style-name="T12">in</text:span> una seri<text:span text:style-name="T11">e</text:span> di F<text:span text:style-name="T11">or</text:span>mal Specification Pattern<text:span text:style-name="T14">s</text:span>.</text:p>
      <text:p text:style-name="P54"><text:span text:style-name="T15">Il sistema sarà progettato per </text:span><text:span text:style-name="T16"><text:s/>agevolare la fase di verifica della correttezza dei requisiti dei sistemi safety fornendo un tool di supporto per la traduzione dei requisiti in Formal Specification Patterns </text:span><text:span text:style-name="T15">.</text:span></text:p>
      <text:p text:style-name="P55">In dettaglio ,il sistema permetter<text:span text:style-name="T17">à</text:span> all' “ingegnere della verifica” d<text:span text:style-name="T2">i inserire in input un documento contenente una serie di requisiti formalizzati secondo</text:span> la normativa DO-178B <text:span text:style-name="T18">e di ricevere</text:span> in output <text:span text:style-name="T18">o la conseguente traduzione di tale requisiti in </text:span>Formal Specification Patterns<text:span text:style-name="T19"> o,eventualmente,in caso di fallimento, il conseguente messaggio d’errore </text:span>.</text:p>
      <text:p text:style-name="P56"><text:span text:style-name="T20">Nel suo quadro generale, il goal</text:span> del tool è <text:span text:style-name="T21">quindi </text:span>quello di <text:span text:style-name="T22">facilitare/velocizzare le operazioni di verifica formale dei requisiti (quindi per esempio la verifica della soddisfacibilità e consistenza di essi) automatizzando quella che sarebbe una lenta, complessa e costosa traduzione manuale . </text:span></text:p>
      <text:h text:style-name="P58" text:outline-level="2"><text:bookmark-start text:name="__RefHeading___Toc77487624"/><text:soft-page-break/>1.3. <text:span text:style-name="T23">Defition, Acronyms and Abbreviations</text:span><text:span text:style-name="T23"><office:annotation><dc:creator>Unknown Author</dc:creator><dc:date>2017-03-08T16:05:18</dc:date><text:p text:style-name="P66"><text:span text:style-name="T66">This subsection should provide the deÞnitions of all terms, acronyms, and abbreviations required to properly</text:span></text:p><text:p text:style-name="P66"><text:span text:style-name="T66">interpret the SRS. This information may be provided by reference to one or more appendixes in the SRS or</text:span></text:p><text:p text:style-name="P66"><text:span text:style-name="T66">by reference to other documents.</text:span></text:p></office:annotation></text:span><text:bookmark-end text:name="__RefHeading___Toc77487624"/></text:h>
      <table:table table:name="Table1" table:style-name="Table1">
        <table:table-column table:style-name="Table1.A"/>
        <table:table-column table:style-name="Table1.B"/>
        <table:table-row table:style-name="Table1.1">
          <table:table-cell table:style-name="Table1.A1" office:value-type="string">
            <text:p text:style-name="P50">Term</text:p>
          </table:table-cell>
          <table:table-cell table:style-name="Table1.B1" office:value-type="string">
            <text:p text:style-name="P50">Definition</text:p>
          </table:table-cell>
        </table:table-row>
        <table:table-row table:style-name="Table1.1">
          <table:table-cell table:style-name="Table1.A1" office:value-type="string">
            <text:p text:style-name="P34">DO-178B</text:p>
          </table:table-cell>
          <table:table-cell table:style-name="Table1.B1" office:value-type="string">
            <text:p text:style-name="P35"><text:span text:style-name="T20">A</text:span> guideline dealing with the safety of <text:a xlink:type="simple" xlink:href="https://en.wikipedia.org/wiki/Safety-critical" text:style-name="Internet_20_link" text:visited-style-name="Visited_20_Internet_20_Link"><text:span text:style-name="T24">safety-critical</text:span></text:a> software used in certain airborne systems.</text:p>
          </table:table-cell>
        </table:table-row>
        <table:table-row table:style-name="Table1.1">
          <table:table-cell table:style-name="Table1.A1" office:value-type="string">
            <text:p text:style-name="P37">NLTK</text:p>
          </table:table-cell>
          <table:table-cell table:style-name="Table1.B3" office:value-type="string">
            <text:p text:style-name="P37">Natural Language Tool Kit</text:p>
          </table:table-cell>
        </table:table-row>
        <table:table-row table:style-name="Table1.1">
          <table:table-cell table:style-name="Table1.A4" office:value-type="string">
            <text:p text:style-name="P37">NL2SNL</text:p>
          </table:table-cell>
          <table:table-cell table:style-name="Table1.B3" office:value-type="string">
            <text:p text:style-name="P37">Natural Language to Structured Natural Language</text:p>
          </table:table-cell>
        </table:table-row>
        <table:table-row table:style-name="Table1.1">
          <table:table-cell table:style-name="Table1.A1" office:value-type="string">
            <text:p text:style-name="P36"/>
          </table:table-cell>
          <table:table-cell table:style-name="Table1.B3" office:value-type="string">
            <text:p text:style-name="P36"/>
          </table:table-cell>
        </table:table-row>
      </table:table>
      <text:h text:style-name="P58" text:outline-level="2"><text:bookmark-start text:name="__RefHeading___Toc77487625"/>1.4. <text:span text:style-name="T25">References</text:span><text:span text:style-name="T25"><office:annotation><dc:creator>Unknown Author</dc:creator><dc:date>2017-03-08T16:06:21</dc:date><text:p text:style-name="P66"><text:span text:style-name="T66">This subsection should</text:span></text:p><text:p text:style-name="P66"><text:span text:style-name="T66">a) Provide a complete list of all documents referenced elsewhere in the SRS;</text:span></text:p><text:p text:style-name="P66"><text:span text:style-name="T66">b) Identify each document by title, report number (if applicable), date, and publishing organization;</text:span></text:p><text:p text:style-name="P66"><text:span text:style-name="T66">c) Specify the sources from which the references can be obtained. This information may be provided by reference to an appendix or to another document.</text:span></text:p></office:annotation></text:span><text:bookmark-end text:name="__RefHeading___Toc77487625"/></text:h>
      <text:p text:style-name="P57"><text:span text:style-name="T26">IEEE. </text:span><text:span text:style-name="T28">IEEE Std 830-1998 IEEE Recommended Practice for Software Requirements Specifications.</text:span><text:span text:style-name="T26"> IEEE Computer Society, 1998.</text:span></text:p>
      <text:h text:style-name="P58" text:outline-level="2"><text:bookmark-start text:name="__RefHeading___Toc77487626"/>1.5. Overview of Document<text:bookmark-end text:name="__RefHeading___Toc77487626"/></text:h>
      <text:p text:style-name="P51"><text:span text:style-name="T29">Il prossimo capitolo, Overall Description, di questo documento fornisce una visione panoramica sulle funzionalità del prodotto. Descrive in modo informale i <text:s/>requisiti </text:span><text:span text:style-name="T30">e l’architettura del sistema, con una visione più vicina agli utenti del sistema, quali ad esempio </text:span><text:span text:style-name="T31">alla segretaria o all’artigiano.</text:span><text:span text:style-name="T30"> Il terzo capitolo, Requirements Specification, è scritto prevalentemente per gli sviluppatori, e descrive in termini tecnici i dettagli e le funzionalità del prodotto. Entrambe le sezioni descrivono il software integralmente, ma utilizzano diversi linguaggi e sono pensati per diverse audiences. </text:span></text:p>
      <text:h text:style-name="P63" text:outline-level="1"><text:span text:style-name="T32">2.0. Overall Description</text:span><text:span text:style-name="T26"><office:annotation><dc:creator>Unknown Author</dc:creator><dc:date>2017-03-08T17:23:12</dc:date><text:p text:style-name="P66"><text:span text:style-name="T67">This section of the SRS should describe the general factors that affect the product and its requirements. This</text:span></text:p><text:p text:style-name="P66"><text:span text:style-name="T67">section does not state speciÞc requirements. Instead, it provides a background for those requirements, which</text:span></text:p><text:p text:style-name="P66"><text:span text:style-name="T67">are deÞned in detail in Section 3 of the SRS, and makes them easier to understand.</text:span></text:p><text:p text:style-name="P66"><text:span text:style-name="T67">This section usually consists of six subsections, as follows:</text:span></text:p><text:p text:style-name="P66"><text:span text:style-name="T67">a) Product perspective;</text:span></text:p><text:p text:style-name="P66"><text:span text:style-name="T67">b) Product functions;</text:span></text:p><text:p text:style-name="P66"><text:span text:style-name="T67">c) User characteristics;</text:span></text:p><text:p text:style-name="P66"><text:span text:style-name="T67">d) Constraints;</text:span></text:p><text:p text:style-name="P66"><text:span text:style-name="T67">e) Assumption and dependencies;</text:span></text:p><text:p text:style-name="P66"><text:span text:style-name="T67">f) <text:s/>Apportioning of requirements.</text:span></text:p></office:annotation></text:span></text:h>
      <text:h text:style-name="P59" text:outline-level="2"><text:span text:style-name="T26">2.1. Product Perspective</text:span><text:span text:style-name="T26"><office:annotation><dc:creator>Unknown Author</dc:creator><dc:date>2017-03-08T17:29:02</dc:date><text:p text:style-name="P66"><text:span text:style-name="T66">This subsection of the SRS should put the product into perspective with other related products. If the product</text:span></text:p><text:p text:style-name="P66"><text:span text:style-name="T66">is independent and totally self-contained, it should be so stated here. If the SRS deÞnes a product that is a</text:span></text:p><text:p text:style-name="P66"><text:span text:style-name="T66">component of a larger system, as frequently occurs, then this subsection should relate the requirements of</text:span></text:p><text:p text:style-name="P66"><text:span text:style-name="T66">that larger system to functionality of the software and should identify interfaces between that system and the</text:span></text:p><text:p text:style-name="P66"><text:span text:style-name="T66">software.</text:span></text:p><text:p text:style-name="P66"><text:span text:style-name="T66">A block diagram showing the major components of the larger system, interconnections, and external interfaces can be helpful.</text:span></text:p><text:p text:style-name="P66"><text:span text:style-name="T66">This subsection should also describe how the software operates inside various constraints. For example,</text:span></text:p><text:p text:style-name="P66"><text:span text:style-name="T66">these constraints could include</text:span></text:p><text:p text:style-name="P66"><text:span text:style-name="T66">a) System interfaces;</text:span></text:p><text:p text:style-name="P66"><text:span text:style-name="T66">b) User interfaces;</text:span></text:p><text:p text:style-name="P66"><text:span text:style-name="T66">c) Hardware interfaces;</text:span></text:p><text:p text:style-name="P66"><text:span text:style-name="T66">d) Software interfaces;</text:span></text:p><text:p text:style-name="P66"><text:span text:style-name="T66">e) Communications interfaces;</text:span></text:p><text:p text:style-name="P66"><text:span text:style-name="T66">f) Memory;</text:span></text:p><text:p text:style-name="P66"><text:span text:style-name="T66">g) Operations;</text:span></text:p><text:p text:style-name="P66"><text:span text:style-name="T66">h) Site adaptation requirements.</text:span></text:p></office:annotation></text:span></text:h>
      <text:p text:style-name="P41">Il sistema sarà composto <text:span text:style-name="T37">di</text:span> un portale, <text:span text:style-name="T20">parte della struttura del software JAVA che verrà sviluppato, </text:span><text:s/><text:span text:style-name="T38">il cui scopo è quello di permettere all’utente di caricare il documento dei requisiti da tradurre. </text:span></text:p>
      <text:p text:style-name="P42">Il sistema inoltre, una volta effettuata la traduzione, emetterà sul suddetto portale il file di output con le conseguenti traduzioni dei requisiti. </text:p>
      <text:p text:style-name="P48"><text:soft-page-break/></text:p>
      <text:p text:style-name="P41"/>
      <text:h text:style-name="P60" text:outline-level="2">2.<text:span text:style-name="T39">2</text:span>. Product <text:span text:style-name="T39">Functions</text:span><text:span text:style-name="T39"><office:annotation><dc:creator>Unknown Author</dc:creator><dc:date>2017-03-09T15:02:54</dc:date><text:p text:style-name="P67"><text:span text:style-name="T66">This subsection of the SRS should provide a summary of the major functions that the software will perform.</text:span></text:p><text:p text:style-name="P67"><text:span text:style-name="T66">For example, an SRS for an accounting program may use this part to address customer account maintenance,</text:span></text:p><text:p text:style-name="P67"><text:span text:style-name="T66">customer statement, and invoice preparation without mentioning the vast amount of detail that each of those</text:span></text:p><text:p text:style-name="P67"><text:span text:style-name="T66">functions requires.</text:span></text:p><text:p text:style-name="P67"><text:span text:style-name="T66">Sometimes the function summary that is necessary for this part can be taken directly from the section of the</text:span></text:p><text:p text:style-name="P67"><text:span text:style-name="T66">higher-level speciÞcation (if one exists) that allocates particular functions to the software product. Note that</text:span></text:p><text:p text:style-name="P67"><text:span text:style-name="T66">for the sake of clarity:</text:span></text:p><text:p text:style-name="P67"><text:span text:style-name="T66">a) The functions should be organized in a way that makes the list of functions understandable to the</text:span></text:p><text:p text:style-name="P67"><text:span text:style-name="T66">customer or to anyone else reading the document for the first time.</text:span></text:p><text:p text:style-name="P67"><text:span text:style-name="T66">2) Textual or graphical methods can be used to show the different functions and their relationships.</text:span></text:p><text:p text:style-name="P67"><text:span text:style-name="T66">Such a diagram is not intended to show a design of a product, but simply shows the logical relationships among variables.</text:span></text:p></office:annotation></text:span></text:h>
      <text:p text:style-name="P43">Quando l' ”<text:span text:style-name="T40">ingegnere della verifica” </text:span>a<text:span text:style-name="T40">vvia i</text:span>l sistema gli si presenterà una interfacc<text:span text:style-name="T41">ia</text:span> per <text:span text:style-name="T40">caricare </text:span>il file <text:span text:style-name="T40">desiderato</text:span>. In particolare l'<text:span text:style-name="T40">utente </text:span>potrà inserire <text:span text:style-name="T40">il</text:span> file con <text:span text:style-name="T41">i</text:span> requisiti <text:span text:style-name="T41">d</text:span>a tradurre. </text:p>
      <text:p text:style-name="P43"><text:span text:style-name="T42">In output, verrà </text:span>forni<text:span text:style-name="T42">to</text:span> all' ”<text:span text:style-name="T40">ingegnere della verifica”, un file riportante le traduzioni per ogni singolo requisito rientrante nel file di input. </text:span><text:span text:style-name="T43">Ad ogni requisito verrà inoltre associato un </text:span><text:span text:style-name="T44">indicatore probabilistico</text:span><text:span text:style-name="T43"> della correttezza della traduzione effettuata dal sistema.</text:span></text:p>
      <text:p text:style-name="P44">Nel caso in cui le traduzione di un requisito dovesse riportare delle ambiguità <text:span text:style-name="T45">nella traduzione verrà ad esso associatà più di una traduzione .</text:span></text:p>
      <text:p text:style-name="P45">Nel caso di mancato rispetto delle specifiche necessarie <text:span text:style-name="T46">(quindi se viene violata la normativa DO-178B e/o viene effettuato un errore o una serie di errori, nella costruzione della frase, di tipo grammaticale )</text:span> alla corretta esecuzione della traduzione dei requisiti, il file di output riporterà un errore allo scopo di avvisare l’ <text:span text:style-name="T47">”ingegnere della verifica” </text:span>che non è stato possibile elaborare tali requisiti .</text:p>
      <text:h text:style-name="P60" text:outline-level="2">2.<text:span text:style-name="T48">3</text:span>. <text:span text:style-name="T48">User Characteristics</text:span><text:span text:style-name="T48"><office:annotation><dc:creator>Unknown Author</dc:creator><dc:date>2017-03-09T15:04:21</dc:date><text:p text:style-name="P67"><text:span text:style-name="T66">This subsection of the SRS should describe those general characteristics of the intended users of the product</text:span></text:p><text:p text:style-name="P67"><text:span text:style-name="T66">including educational level, experience, and technical expertise. It should not be used to state specific requirements, but rather should provide the reasons why certain specific requirements are later specified in Section 3 of the SRS.</text:span></text:p></office:annotation></text:span><text:span text:style-name="T48">&lt;</text:span></text:h>
      <text:p text:style-name="P43">C'è solo un utente che interagisce con il sistema: ”<text:span text:style-name="T40">ingegnere della verifica”</text:span>.</text:p>
      <text:p text:style-name="P43">L'obiettivo primar<text:span text:style-name="T22">io</text:span> dell'ingegnere è quello d<text:span text:style-name="T22">i immettere</text:span> in input un file di testo,<text:span text:style-name="T49">per </text:span>poi tradur<text:span text:style-name="T49">lo</text:span>, in un equivalente “<text:span text:style-name="T50">formal specification pattern</text:span>”.</text:p>
      <text:p text:style-name="P46">Al suddetto attore non è richiesta alcuna conoscenza tecnica per l’utilizzo del tool fornitogli, <text:span text:style-name="T50">bensì la</text:span></text:p>
      <text:p text:style-name="P46">conoscenza de<text:span text:style-name="T50">i domini in cui si sta operando: r</text:span>equisiti <text:span text:style-name="T50">di</text:span> ambito aereospaziale, normativa DO-178B e Formal Specification Pattern.</text:p>
      <text:h text:style-name="P61" text:outline-level="2"><text:soft-page-break/><text:span text:style-name="T34">2.</text:span><text:span text:style-name="T35">4</text:span><text:span text:style-name="T34">. </text:span><text:span text:style-name="T35">Constraints</text:span><text:span text:style-name="T35"><office:annotation><dc:creator>Unknown Author</dc:creator><dc:date>2017-03-09T15:19:48</dc:date><text:p text:style-name="P67"><text:span text:style-name="T66">This subsection of the SRS should provide a general description of any other items that will limit the devel-</text:span></text:p><text:p text:style-name="P67"><text:span text:style-name="T66">operÕs options. These include</text:span></text:p><text:p text:style-name="P67"><text:span text:style-name="T66">a)Regulatory policies;</text:span></text:p><text:p text:style-name="P67"><text:span text:style-name="T66">b)Hardware limitations (e.g., </text:span></text:p><text:p text:style-name="P67"><text:span text:style-name="T66">signal timing requirements);</text:span></text:p><text:p text:style-name="P67"><text:span text:style-name="T66">c) Interfaces to other applications;</text:span></text:p><text:p text:style-name="P67"><text:span text:style-name="T66">d) Parallel operation;</text:span></text:p><text:p text:style-name="P67"><text:span text:style-name="T66">e) Audit functions;</text:span></text:p><text:p text:style-name="P67"><text:span text:style-name="T66">f) Control functions;</text:span></text:p><text:p text:style-name="P67"><text:span text:style-name="T66">h) Higher-order language requirements;</text:span></text:p><text:p text:style-name="P67"><text:span text:style-name="T66">g) Signal handshake protocols (e.g., XON-XOFF, ACK-NACK);</text:span></text:p><text:p text:style-name="P67"><text:span text:style-name="T66">h) Reliability requirements;</text:span></text:p><text:p text:style-name="P67"><text:span text:style-name="T66">j) Criticality of the application;</text:span></text:p><text:p text:style-name="P67"><text:span text:style-name="T66">k) Safety and security considerations.</text:span></text:p></office:annotation></text:span></text:h>
      <text:p text:style-name="P52"><text:span text:style-name="T36">S</text:span><text:span text:style-name="T33">iccome il tool ha lo scopo di velocizzare il processo di traduzione dei requisiti in Formal Specification Pattern è logico richiedere un tempo di traduzione inferiore a quello che verrebbe impiegato nel processo di traduzione manuale.</text:span></text:p>
      <text:p text:style-name="P47"/>
      <text:h text:style-name="P64" text:outline-level="1"><text:span text:style-name="T6">3</text:span><text:span text:style-name="T4">.0. <text:s/></text:span><text:span text:style-name="T7">R</text:span><text:span text:style-name="T8">equirements </text:span><text:span text:style-name="T7">Specification</text:span><text:span text:style-name="T8"><office:annotation><dc:creator>Unknown Author</dc:creator><dc:date>2017-03-09T15:35:13</dc:date><text:p text:style-name="P67"><text:span text:style-name="T66">This section of the SRS should contain all of the software requirements to a level of detail sufficient to</text:span></text:p><text:p text:style-name="P67"><text:span text:style-name="T66">enable designers to design a system to satisfy those requirements, and testers to test that the system satisfies</text:span></text:p><text:p text:style-name="P67"><text:span text:style-name="T66">those requirements. Throughout this section, every stated requirement should be externally perceivable by</text:span></text:p><text:p text:style-name="P67"><text:span text:style-name="T66">users, operators, or other external systems. These requirements should include at a minimum a description of</text:span></text:p><text:p text:style-name="P67"><text:span text:style-name="T66">every input (stimulus) into the system, every output (response) from the system, and all functions performed</text:span></text:p><text:p text:style-name="P67"><text:span text:style-name="T66">by the system in response to an input or in support of an output. As this is often the largest and most important part of the SRS, the following principles apply:</text:span></text:p><text:p text:style-name="P67"><text:span text:style-name="T66">a) Specific requirements should be stated in conformance with all the characteristics described in 3.</text:span></text:p><text:p text:style-name="P67"><text:span text:style-name="T66">2) Specific requirements should be cross-referenced to earlier documents that relate.</text:span></text:p><text:p text:style-name="P67"><text:span text:style-name="T66">3) All requirements should be uniquely identifiable.</text:span></text:p><text:p text:style-name="P67"><text:span text:style-name="T66">4) Careful attention should be given to organizing the requirements to maximize rea</text:span></text:p><text:p text:style-name="P67"><text:span text:style-name="T66">dability.</text:span></text:p></office:annotation></text:span></text:h>
      <text:p text:style-name="P47"/>
      <text:h text:style-name="P60" text:outline-level="2"><text:span text:style-name="T51">3</text:span>.<text:span text:style-name="T51">1</text:span>. <text:span text:style-name="T51">External Interfaces</text:span><text:span text:style-name="T51"><office:annotation><dc:creator>Unknown Author</dc:creator><dc:date>2017-03-09T15:45:37</dc:date><text:p text:style-name="P67"><text:span text:style-name="T66">This should be a detailed description of all inputs into and outputs from the software system. It should</text:span></text:p><text:p text:style-name="P67"><text:span text:style-name="T66">complement the interface descriptions in 2 and should not repeat information there.</text:span></text:p></office:annotation></text:span></text:h>
      <text:h text:style-name="P60" text:outline-level="2"><text:span text:style-name="T51">3</text:span>.<text:span text:style-name="T51">2</text:span>. <text:span text:style-name="T51">Functions</text:span><text:span text:style-name="T51"><office:annotation><dc:creator>Unknown Author</dc:creator><dc:date>2017-03-09T15:46:51</dc:date><text:p text:style-name="P67"><text:span text:style-name="T66">Functional requirements should define the fundamental actions that must take place in the software in</text:span></text:p><text:p text:style-name="P67"><text:span text:style-name="T66">accepting and processing the inputs and in processing and generating the outputs. These are generally listed</text:span></text:p><text:p text:style-name="P67"><text:span text:style-name="T66">as “shall” statements starting with “The system shall”</text:span></text:p><text:p text:style-name="P67"><text:span text:style-name="T66">These include</text:span></text:p><text:p text:style-name="P67"><text:span text:style-name="T66">a) Validity checks on the inputs</text:span></text:p><text:p text:style-name="P67"><text:span text:style-name="T66">2) Exact sequence of operations</text:span></text:p><text:p text:style-name="P67"><text:span text:style-name="T66">c) Responses to abnormal situations, including</text:span></text:p><text:p text:style-name="P67"><text:span text:style-name="T66"><text:s text:c="2"/></text:span><text:span text:style-name="T66">1) Overflow</text:span></text:p><text:p text:style-name="P67"><text:span text:style-name="T66"><text:s text:c="2"/></text:span><text:span text:style-name="T66">2) Communication facilities</text:span></text:p><text:p text:style-name="P67"><text:span text:style-name="T66"><text:s text:c="2"/></text:span><text:span text:style-name="T66">3) Error handling and recovery</text:span></text:p><text:p text:style-name="P67"><text:span text:style-name="T66">d) Effect of parameters</text:span></text:p><text:p text:style-name="P67"><text:span text:style-name="T66">e) Relationship of outputs to inputs, including</text:span></text:p><text:p text:style-name="P67"><text:span text:style-name="T66"><text:s text:c="2"/></text:span><text:span text:style-name="T66">1) Input/output sequences</text:span></text:p><text:p text:style-name="P67"><text:span text:style-name="T66"><text:s text:c="2"/></text:span><text:span text:style-name="T66">2) Formulas for input to output conversion</text:span></text:p></office:annotation></text:span></text:h>
      <table:table table:name="Table2" table:style-name="Table2">
        <table:table-column table:style-name="Table2.A" table:number-columns-repeated="3"/>
        <table:table-row>
          <table:table-cell table:style-name="Table2.A1" office:value-type="string">
            <text:p text:style-name="P1">A<text:span text:style-name="T50">t</text:span>tore</text:p>
          </table:table-cell>
          <table:table-cell table:style-name="Table2.A1" office:value-type="string">
            <text:p text:style-name="P1">Obiettivi</text:p>
          </table:table-cell>
          <table:table-cell table:style-name="Table2.C1" office:value-type="string">
            <text:p text:style-name="P1">ID</text:p>
          </table:table-cell>
        </table:table-row>
        <table:table-row>
          <table:table-cell table:style-name="Table2.A2" office:value-type="string">
            <text:p text:style-name="P1">Ingegnere della verifica</text:p>
          </table:table-cell>
          <table:table-cell table:style-name="Table2.A2" office:value-type="string">
            <text:p text:style-name="P1"><text:s/><text:span text:style-name="T50">Traduzione dei</text:span> requisiti</text:p>
          </table:table-cell>
          <table:table-cell table:style-name="Table2.C2" office:value-type="string">
            <text:p text:style-name="P1">UC1</text:p>
          </table:table-cell>
        </table:table-row>
        <table:table-row>
          <table:table-cell table:style-name="Table2.A2" office:value-type="string">
            <text:p text:style-name="P2">Ingegnere della verifica</text:p>
          </table:table-cell>
          <table:table-cell table:style-name="Table2.A2" office:value-type="string">
            <text:p text:style-name="P2">Avere un indicatore della correttezza della traduzione per ogni requisito tradotto</text:p>
          </table:table-cell>
          <table:table-cell table:style-name="Table2.C2" office:value-type="string">
            <text:p text:style-name="P2">UC2</text:p>
          </table:table-cell>
        </table:table-row>
      </table:table>
      <text:p text:style-name="P40"/>
      <text:h text:style-name="P62" text:outline-level="2"><text:span text:style-name="T51">3</text:span>.<text:span text:style-name="T51">2</text:span>.<text:span text:style-name="T52">2 UC1: Traduzione dei requisiti</text:span></text:h>
      <table:table table:name="UC3Table" table:style-name="UC3Table">
        <table:table-column table:style-name="UC3Table.A"/>
        <table:table-column table:style-name="UC3Table.B"/>
        <table:table-row>
          <table:table-cell table:style-name="UC3Table.A1" office:value-type="string">
            <text:p text:style-name="P9">Nome</text:p>
          </table:table-cell>
          <table:table-cell table:style-name="UC3Table.B1" office:value-type="string">
            <text:p text:style-name="P15">Tradu<text:span text:style-name="T53">zione dei</text:span> requisiti</text:p>
          </table:table-cell>
        </table:table-row>
        <table:table-row>
          <table:table-cell table:style-name="UC3Table.A2" office:value-type="string">
            <text:p text:style-name="P9">Portata</text:p>
          </table:table-cell>
          <table:table-cell table:style-name="UC3Table.B2" office:value-type="string">
            <text:p text:style-name="P16"><text:span text:style-name="T54">Applicazione</text:span> <text:span text:style-name="T54">java</text:span></text:p>
          </table:table-cell>
        </table:table-row>
        <table:table-row>
          <table:table-cell table:style-name="UC3Table.A2" office:value-type="string">
            <text:p text:style-name="P9">Livello</text:p>
          </table:table-cell>
          <table:table-cell table:style-name="UC3Table.B2" office:value-type="string">
            <text:p text:style-name="P16">Obiettivo Utente</text:p>
          </table:table-cell>
        </table:table-row>
        <table:table-row>
          <table:table-cell table:style-name="UC3Table.A2" office:value-type="string">
            <text:p text:style-name="P9">Attore Primario</text:p>
          </table:table-cell>
          <table:table-cell table:style-name="UC3Table.B2" office:value-type="string">
            <text:p text:style-name="P17">Ingegnere della verifica</text:p>
          </table:table-cell>
        </table:table-row>
        <table:table-row>
          <table:table-cell table:style-name="UC3Table.A2" office:value-type="string">
            <text:p text:style-name="P9">Attore Finale</text:p>
          </table:table-cell>
          <table:table-cell table:style-name="UC3Table.B2" office:value-type="string">
            <text:p text:style-name="P17">Ingegnere della verifica</text:p>
          </table:table-cell>
        </table:table-row>
        <table:table-row>
          <table:table-cell table:style-name="UC3Table.A2" office:value-type="string">
            <text:p text:style-name="P10">Parti interessate e d’interesse:</text:p>
          </table:table-cell>
          <table:table-cell table:style-name="UC3Table.B2" office:value-type="string">
            <text:p text:style-name="P18"/>
          </table:table-cell>
        </table:table-row>
        <table:table-row>
          <table:table-cell table:style-name="UC3Table.A2" office:value-type="string">
            <text:p text:style-name="P30">Ingegnere della verifica</text:p>
          </table:table-cell>
          <table:table-cell table:style-name="UC3Table.B2" office:value-type="string">
            <text:p text:style-name="P19">l’ingegnere della verifica vuole tradurre il file dei requisiti </text:p>
          </table:table-cell>
        </table:table-row>
        <table:table-row>
          <table:table-cell table:style-name="UC3Table.A2" office:value-type="string">
            <text:p text:style-name="P11">Pre-condizioni: </text:p>
          </table:table-cell>
          <table:table-cell table:style-name="UC3Table.B2" office:value-type="string">
            <text:p text:style-name="P20">Nessuna</text:p>
          </table:table-cell>
        </table:table-row>
        <table:table-row>
          <table:table-cell table:style-name="UC3Table.A2" office:value-type="string">
            <text:p text:style-name="P11">Garanzia di successo</text:p>
          </table:table-cell>
          <table:table-cell table:style-name="UC3Table.B2" office:value-type="string">
            <text:p text:style-name="P21"><text:span text:style-name="T46">All</text:span>a fine dell<text:span text:style-name="T55">a traduzione</text:span> dovrà risultare <text:span text:style-name="T55">un file in Formal Specification Patterns.</text:span></text:p>
          </table:table-cell>
        </table:table-row>
        <table:table-row>
          <table:table-cell table:style-name="UC3Table.A2" office:value-type="string">
            <text:p text:style-name="P11">Scenario Principale:</text:p>
          </table:table-cell>
          <table:table-cell table:style-name="UC3Table.B2" office:value-type="string">
            <text:p text:style-name="P22"/>
          </table:table-cell>
        </table:table-row>
        <table:table-row>
          <table:table-cell table:style-name="UC3Table.A2" office:value-type="string">
            <text:p text:style-name="P11"><text:s text:c="50"/><text:span text:style-name="T56">1</text:span></text:p>
          </table:table-cell>
          <table:table-cell table:style-name="UC3Table.B2" office:value-type="string">
            <text:p text:style-name="P22">I’<text:span text:style-name="T57">ingegnere carica in input un file dei requisiti.</text:span></text:p>
          </table:table-cell>
        </table:table-row>
        <table:table-row>
          <table:table-cell table:style-name="UC3Table.A2" office:value-type="string">
            <text:p text:style-name="P11"><text:s text:c="50"/><text:span text:style-name="T56">2</text:span></text:p>
          </table:table-cell>
          <table:table-cell table:style-name="UC3Table.B2" office:value-type="string">
            <text:p text:style-name="P22">I<text:span text:style-name="T57">l sistema genera in output un equivalente file dei requisiti tradotti in Formal Specification Pattern.</text:span></text:p>
          </table:table-cell>
        </table:table-row>
        <table:table-row>
          <table:table-cell table:style-name="UC3Table.A2" office:value-type="string">
            <text:p text:style-name="P12"><text:s text:c="50"/>3</text:p>
          </table:table-cell>
          <table:table-cell table:style-name="UC3Table.B2" office:value-type="string">
            <text:p text:style-name="P23">L’ingegnere esce dal sistema</text:p>
          </table:table-cell>
        </table:table-row>
        <table:table-row>
          <table:table-cell table:style-name="UC3Table.A2" office:value-type="string">
            <text:p text:style-name="P13">Scenari Alternativ<text:span text:style-name="T58">i</text:span></text:p>
          </table:table-cell>
          <table:table-cell table:style-name="UC3Table.B2" office:value-type="string">
            <text:p text:style-name="P24"/>
          </table:table-cell>
        </table:table-row>
        <table:table-row>
          <table:table-cell table:style-name="UC3Table.A2" office:value-type="string">
            <text:p text:style-name="P11"><text:span text:style-name="T47">2a- Se</text:span> <text:span text:style-name="T59">i</text:span><text:span text:style-name="T27">l sistema non riesce a tradurre correttamente uno o piu requisiti </text:span><text:s text:c="10"/></text:p>
          </table:table-cell>
          <table:table-cell table:style-name="UC3Table.B2" office:value-type="string">
            <text:p text:style-name="P25"><text:span text:style-name="T60">1-</text:span>Il sistema <text:span text:style-name="T59">riporta un messaggio d’ errore, in associazione al requisito o ai requisiti, con la relativa diagnostica </text:span></text:p>
          </table:table-cell>
        </table:table-row>
        <table:table-row>
          <table:table-cell table:style-name="UC3Table.A2" office:value-type="string">
            <text:p text:style-name="P11"/>
          </table:table-cell>
          <table:table-cell table:style-name="UC3Table.B2" office:value-type="string">
            <text:p text:style-name="P26"><text:span text:style-name="T60">2-</text:span>I’<text:span text:style-name="T58">ingegnere corregge l’errore e torna al passo 1 o l’ingegnere prosegue al passo 3</text:span></text:p>
          </table:table-cell>
        </table:table-row>
        <table:table-row table:style-name="UC3Table.17">
          <table:table-cell table:style-name="UC3Table.A2" office:value-type="string">
            <text:p text:style-name="P14">2b-Se il sistema ha elaborato piu di una traduzione per uno stesso requisito </text:p>
          </table:table-cell>
          <table:table-cell table:style-name="UC3Table.B2" office:value-type="string">
            <text:p text:style-name="P27"><text:span text:style-name="T60">1-</text:span>Il sistema <text:span text:style-name="T61">riporta un messaggio di warning in associazione alla traduzione del requisito </text:span></text:p>
          </table:table-cell>
        </table:table-row>
        <table:table-row table:style-name="UC3Table.17">
          <table:table-cell table:style-name="UC3Table.A2" office:value-type="string">
            <text:p text:style-name="P11"/>
          </table:table-cell>
          <table:table-cell table:style-name="UC3Table.B2" office:value-type="string">
            <text:p text:style-name="P28"><text:span text:style-name="T60">2-</text:span>L’ingegnere clicca sul messaggio di warning</text:p>
          </table:table-cell>
        </table:table-row>
        <table:table-row table:style-name="UC3Table.17">
          <table:table-cell table:style-name="UC3Table.A2" office:value-type="string">
            <text:p text:style-name="P11"/>
          </table:table-cell>
          <table:table-cell table:style-name="UC3Table.B2" office:value-type="string">
            <text:p text:style-name="P28"><text:span text:style-name="T60">3-</text:span>Il sistema fa visualizzare anche le ulteriori traduzioni</text:p>
          </table:table-cell>
        </table:table-row>
        <table:table-row table:style-name="UC3Table.17">
          <table:table-cell table:style-name="UC3Table.A2" office:value-type="string">
            <text:p text:style-name="P11"/>
          </table:table-cell>
          <table:table-cell table:style-name="UC3Table.B2" office:value-type="string">
            <text:p text:style-name="P29"><text:span text:style-name="T60">4-</text:span>L’ingegnere sceglie la traduzione desiderata <text:span text:style-name="T62">e prosegue al passo 3</text:span>.</text:p>
          </table:table-cell>
        </table:table-row>
      </table:table>
      <text:p text:style-name="P53"/>
      <text:p text:style-name="P53"/>
      <text:p text:style-name="P53"/>
      <text:h text:style-name="P62" text:outline-level="2"><text:span text:style-name="T51">3</text:span>.<text:span text:style-name="T51">2</text:span>.<text:span text:style-name="T52">2 UC2:Avere un indicatore probabilistico della correttezza della traduzione per ogni requisito tradotto</text:span></text:h>
      <table:table table:name="Table3" table:style-name="Table3">
        <table:table-column table:style-name="Table3.A"/>
        <table:table-column table:style-name="Table3.B"/>
        <table:table-row>
          <table:table-cell table:style-name="Table3.A1" office:value-type="string">
            <text:p text:style-name="P6">Nome </text:p>
          </table:table-cell>
          <table:table-cell table:style-name="Table3.B1" office:value-type="string">
            <text:p text:style-name="P2">Avere un indicatore <text:span text:style-name="T60">probabilistico </text:span><text:s/>della correttezza della traduzione per ogni requisito tradotto</text:p>
          </table:table-cell>
        </table:table-row>
        <table:table-row>
          <table:table-cell table:style-name="Table3.A2" office:value-type="string">
            <text:p text:style-name="P6">Portata</text:p>
          </table:table-cell>
          <table:table-cell table:style-name="Table3.B2" office:value-type="string">
            <text:p text:style-name="P3">Appilicazione Java</text:p>
          </table:table-cell>
        </table:table-row>
        <table:table-row>
          <table:table-cell table:style-name="Table3.A2" office:value-type="string">
            <text:p text:style-name="P6">Livello</text:p>
          </table:table-cell>
          <table:table-cell table:style-name="Table3.B2" office:value-type="string">
            <text:p text:style-name="P3">Obiettivo utente </text:p>
          </table:table-cell>
        </table:table-row>
        <table:table-row>
          <table:table-cell table:style-name="Table3.A2" office:value-type="string">
            <text:p text:style-name="P6">Attore primario</text:p>
          </table:table-cell>
          <table:table-cell table:style-name="Table3.B2" office:value-type="string">
            <text:p text:style-name="P3">Ingegnere della verifica</text:p>
          </table:table-cell>
        </table:table-row>
        <table:table-row>
          <table:table-cell table:style-name="Table3.A2" office:value-type="string">
            <text:p text:style-name="P6">Attore finale</text:p>
          </table:table-cell>
          <table:table-cell table:style-name="Table3.B2" office:value-type="string">
            <text:p text:style-name="P3">Ingegnere della verifica</text:p>
          </table:table-cell>
        </table:table-row>
        <table:table-row>
          <table:table-cell table:style-name="Table3.A2" office:value-type="string">
            <text:p text:style-name="P6">Parti interessate e d’interesse</text:p>
          </table:table-cell>
          <table:table-cell table:style-name="Table3.B2" office:value-type="string">
            <text:p text:style-name="P3"/>
          </table:table-cell>
        </table:table-row>
        <table:table-row>
          <table:table-cell table:style-name="Table3.A2" office:value-type="string">
            <text:p text:style-name="P7">Ingegnere della verifica</text:p>
          </table:table-cell>
          <table:table-cell table:style-name="Table3.B2" office:value-type="string">
            <text:p text:style-name="P3">Ingegnere della verifica <text:span text:style-name="T60">vuole avere un indicatore probabilistico della correttezza della traduzione per ogni requisito tradotto </text:span></text:p>
          </table:table-cell>
        </table:table-row>
        <table:table-row>
          <table:table-cell table:style-name="Table3.A2" office:value-type="string">
            <text:p text:style-name="P6">Pre-condizioni</text:p>
          </table:table-cell>
          <table:table-cell table:style-name="Table3.B2" office:value-type="string">
            <text:p text:style-name="P3">Il file di output è stato generato</text:p>
          </table:table-cell>
        </table:table-row>
        <table:table-row>
          <table:table-cell table:style-name="Table3.A2" office:value-type="string">
            <text:p text:style-name="P8">Garanzia di successo</text:p>
          </table:table-cell>
          <table:table-cell table:style-name="Table3.B2" office:value-type="string">
            <text:p text:style-name="P3">Visualizzazione degli indicatori di verifica della correttezza delle traduzioni.</text:p>
          </table:table-cell>
        </table:table-row>
        <table:table-row>
          <table:table-cell table:style-name="Table3.A2" office:value-type="string">
            <text:p text:style-name="P6">Scenario principale</text:p>
          </table:table-cell>
          <table:table-cell table:style-name="Table3.B2" office:value-type="string">
            <text:p text:style-name="P3"><text:span text:style-name="T60">1-</text:span>l’ingegnere clicca sui requisiti tradotti </text:p>
          </table:table-cell>
        </table:table-row>
        <table:table-row>
          <table:table-cell table:style-name="Table3.A2" office:value-type="string">
            <text:p text:style-name="P5"/>
          </table:table-cell>
          <table:table-cell table:style-name="Table3.B2" office:value-type="string">
            <text:p text:style-name="P3"><text:span text:style-name="T60">2-</text:span>Il sistema fa visualizzare <text:span text:style-name="T63">l’indicatore probabilistico della correttezza dei requisiti</text:span></text:p>
          </table:table-cell>
        </table:table-row>
        <table:table-row>
          <table:table-cell table:style-name="Table3.A2" office:value-type="string">
            <text:p text:style-name="P5"/>
          </table:table-cell>
          <table:table-cell table:style-name="Table3.B2" office:value-type="string">
            <text:p text:style-name="P4"><text:span text:style-name="T60">3-</text:span>l’ingegnere esce dal sistema</text:p>
          </table:table-cell>
        </table:table-row>
      </table:table>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fo:font-size="12pt" fo:font-weight="bold" style:font-size-asian="12pt" style:font-weight-asian="bold"/>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7291in" fo:margin-right="0.7528in" style:writing-mode="lr-tb" style:layout-grid-color="#c0c0c0" style:layout-grid-lines="40"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master-page style:name="Convert_20_2" style:display-name="Convert 2" style:page-layout-name="Mpm2">
      <style:header>
        <text:p text:style-name="Header"/>
        <text:p text:style-name="Header"/>
      </style:header>
      <style:footer>
        <text:p text:style-name="Footer">SRS V 1.0<text:tab/><text:span text:style-name="Page_20_Number"><text:page-number text:select-page="current">6</text:page-number></text:span><text:span text:style-name="Page_20_Number"><text:tab/></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5T09:01:48.286434488</meta:creation-date>
    <dc:date>2017-04-05T09:06:07.008681818</dc:date>
    <meta:editing-duration>PT4M18S</meta:editing-duration>
    <meta:editing-cycles>1</meta:editing-cycles>
    <meta:document-statistic meta:table-count="4" meta:image-count="0" meta:object-count="0" meta:page-count="8" meta:paragraph-count="110" meta:word-count="1053" meta:character-count="7467" meta:non-whitespace-character-count="6339"/>
    <meta:generator>LibreOffice/5.2.2.2$Linux_X86_64 LibreOffice_project/20m0$Build-2</meta:generator>
  </office:meta>
</office:document-meta>
</file>